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left,front,right</text:p>
          </table:table-cell>
          <table:table-cell office:value-type="string" calcext:value-type="string">
            <text:p>left,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eft,righ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1685" calcext:value-type="float">
            <text:p>0.751685</text:p>
          </table:table-cell>
          <table:table-cell office:value-type="float" office:value="0.747277" calcext:value-type="float">
            <text:p>0.747277</text:p>
          </table:table-cell>
          <table:table-cell office:value-type="float" office:value="0.752202" calcext:value-type="float">
            <text:p>0.752202</text:p>
          </table:table-cell>
          <table:table-cell office:value-type="float" office:value="0.707396" calcext:value-type="float">
            <text:p>0.7073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9597" calcext:value-type="float">
            <text:p>0.869597</text:p>
          </table:table-cell>
          <table:table-cell office:value-type="float" office:value="0.862917" calcext:value-type="float">
            <text:p>0.862917</text:p>
          </table:table-cell>
          <table:table-cell office:value-type="float" office:value="1.46297" calcext:value-type="float">
            <text:p>1.46297</text:p>
          </table:table-cell>
          <table:table-cell office:value-type="float" office:value="0.810631" calcext:value-type="float">
            <text:p>0.81063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702" calcext:value-type="float">
            <text:p>1.03702</text:p>
          </table:table-cell>
          <table:table-cell office:value-type="float" office:value="1.02646" calcext:value-type="float">
            <text:p>1.02646</text:p>
          </table:table-cell>
          <table:table-cell office:value-type="float" office:value="1.53232" calcext:value-type="float">
            <text:p>1.53232</text:p>
          </table:table-cell>
          <table:table-cell office:value-type="float" office:value="0.95447" calcext:value-type="float">
            <text:p>0.9544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904" calcext:value-type="float">
            <text:p>1.28904</text:p>
          </table:table-cell>
          <table:table-cell office:value-type="float" office:value="1.27119" calcext:value-type="float">
            <text:p>1.27119</text:p>
          </table:table-cell>
          <table:table-cell office:value-type="float" office:value="1.49913" calcext:value-type="float">
            <text:p>1.49913</text:p>
          </table:table-cell>
          <table:table-cell office:value-type="float" office:value="1.16789" calcext:value-type="float">
            <text:p>1.16789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219" calcext:value-type="float">
            <text:p>1.46219</text:p>
          </table:table-cell>
          <table:table-cell office:value-type="float" office:value="1.87878" calcext:value-type="float">
            <text:p>1.87878</text:p>
          </table:table-cell>
          <table:table-cell office:value-type="float" office:value="1.69023" calcext:value-type="float">
            <text:p>1.69023</text:p>
          </table:table-cell>
          <table:table-cell office:value-type="float" office:value="1.51876" calcext:value-type="float">
            <text:p>1.51876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4524" calcext:value-type="float">
            <text:p>1.44524</text:p>
          </table:table-cell>
          <table:table-cell office:value-type="float" office:value="2.64891" calcext:value-type="float">
            <text:p>2.64891</text:p>
          </table:table-cell>
          <table:table-cell office:value-type="float" office:value="2.52875" calcext:value-type="float">
            <text:p>2.52875</text:p>
          </table:table-cell>
          <table:table-cell office:value-type="float" office:value="2.19544" calcext:value-type="float">
            <text:p>2.1954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26" calcext:value-type="float">
            <text:p>1.43526</text:p>
          </table:table-cell>
          <table:table-cell office:value-type="float" office:value="4.03708" calcext:value-type="float">
            <text:p>4.03708</text:p>
          </table:table-cell>
          <table:table-cell office:value-type="float" office:value="3.94748" calcext:value-type="float">
            <text:p>3.94748</text:p>
          </table:table-cell>
          <table:table-cell office:value-type="float" office:value="3.77271" calcext:value-type="float">
            <text:p>3.7727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227" calcext:value-type="float">
            <text:p>1.43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361" calcext:value-type="float">
            <text:p>1.4361</text:p>
          </table:table-cell>
          <table:table-cell office:value-type="float" office:value="4.18344" calcext:value-type="float">
            <text:p>4.18344</text:p>
          </table:table-cell>
          <table:table-cell office:value-type="float" office:value="4.17729" calcext:value-type="float">
            <text:p>4.17729</text:p>
          </table:table-cell>
          <table:table-cell office:value-type="float" office:value="4.65182" calcext:value-type="float">
            <text:p>4.6518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682" calcext:value-type="float">
            <text:p>1.44682</text:p>
          </table:table-cell>
          <table:table-cell office:value-type="float" office:value="2.6851" calcext:value-type="float">
            <text:p>2.6851</text:p>
          </table:table-cell>
          <table:table-cell office:value-type="float" office:value="2.67284" calcext:value-type="float">
            <text:p>2.67284</text:p>
          </table:table-cell>
          <table:table-cell office:value-type="float" office:value="3.141" calcext:value-type="float">
            <text:p>3.14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454" calcext:value-type="float">
            <text:p>1.46454</text:p>
          </table:table-cell>
          <table:table-cell office:value-type="float" office:value="1.77072" calcext:value-type="float">
            <text:p>1.77072</text:p>
          </table:table-cell>
          <table:table-cell office:value-type="float" office:value="1.75907" calcext:value-type="float">
            <text:p>1.75907</text:p>
          </table:table-cell>
          <table:table-cell office:value-type="float" office:value="1.96615" calcext:value-type="float">
            <text:p>1.96615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116" calcext:value-type="float">
            <text:p>1.31116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.31975" calcext:value-type="float">
            <text:p>1.31975</text:p>
          </table:table-cell>
          <table:table-cell office:value-type="float" office:value="1.44184" calcext:value-type="float">
            <text:p>1.441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499" calcext:value-type="float">
            <text:p>1.05499</text:p>
          </table:table-cell>
          <table:table-cell office:value-type="float" office:value="1.06584" calcext:value-type="float">
            <text:p>1.06584</text:p>
          </table:table-cell>
          <table:table-cell office:value-type="float" office:value="1.0572" calcext:value-type="float">
            <text:p>1.0572</text:p>
          </table:table-cell>
          <table:table-cell office:value-type="float" office:value="1.13949" calcext:value-type="float">
            <text:p>1.139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7302" calcext:value-type="float">
            <text:p>0.887302</text:p>
          </table:table-cell>
          <table:table-cell office:value-type="float" office:value="0.894184" calcext:value-type="float">
            <text:p>0.894184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947164" calcext:value-type="float">
            <text:p>0.9471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8696" calcext:value-type="float">
            <text:p>0.768696</text:p>
          </table:table-cell>
          <table:table-cell office:value-type="float" office:value="0.773257" calcext:value-type="float">
            <text:p>0.773257</text:p>
          </table:table-cell>
          <table:table-cell office:value-type="float" office:value="0.766476" calcext:value-type="float">
            <text:p>0.766476</text:p>
          </table:table-cell>
          <table:table-cell office:value-type="float" office:value="0.813641" calcext:value-type="float">
            <text:p>0.8136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1016" calcext:value-type="float">
            <text:p>0.711016</text:p>
          </table:table-cell>
          <table:table-cell office:value-type="float" office:value="0.714577" calcext:value-type="float">
            <text:p>0.714577</text:p>
          </table:table-cell>
          <table:table-cell office:value-type="float" office:value="0.708213" calcext:value-type="float">
            <text:p>0.708213</text:p>
          </table:table-cell>
          <table:table-cell office:value-type="float" office:value="0.749392" calcext:value-type="float">
            <text:p>0.749392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left,front,righ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51685" calcext:value-type="float">
            <text:p>0.7516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869597" calcext:value-type="float">
            <text:p>0.8695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03702" calcext:value-type="float">
            <text:p>1.037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28904" calcext:value-type="float">
            <text:p>1.2890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46219" calcext:value-type="float">
            <text:p>1.462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.44524" calcext:value-type="float">
            <text:p>1.445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.43526" calcext:value-type="float">
            <text:p>1.4352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43227" calcext:value-type="float">
            <text:p>1.432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.4361" calcext:value-type="float">
            <text:p>1.436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.44682" calcext:value-type="float">
            <text:p>1.446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46454" calcext:value-type="float">
            <text:p>1.4645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31116" calcext:value-type="float">
            <text:p>1.311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5499" calcext:value-type="float">
            <text:p>1.054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887302" calcext:value-type="float">
            <text:p>0.88730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768696" calcext:value-type="float">
            <text:p>0.7686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11016" calcext:value-type="float">
            <text:p>0.7110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left,righ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47277" calcext:value-type="float">
            <text:p>0.7472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862917" calcext:value-type="float">
            <text:p>0.862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02646" calcext:value-type="float">
            <text:p>1.0264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27119" calcext:value-type="float">
            <text:p>1.271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87878" calcext:value-type="float">
            <text:p>1.878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64891" calcext:value-type="float">
            <text:p>2.648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.03708" calcext:value-type="float">
            <text:p>4.037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18344" calcext:value-type="float">
            <text:p>4.1834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.6851" calcext:value-type="float">
            <text:p>2.68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77072" calcext:value-type="float">
            <text:p>1.7707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32976" calcext:value-type="float">
            <text:p>1.3297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6584" calcext:value-type="float">
            <text:p>1.0658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894184" calcext:value-type="float">
            <text:p>0.89418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773257" calcext:value-type="float">
            <text:p>0.77325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14577" calcext:value-type="float">
            <text:p>0.71457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m: left, right</text:p>
          </table:table-cell>
          <table:table-cell/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52202" calcext:value-type="float">
            <text:p>0.7522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46297" calcext:value-type="float">
            <text:p>1.462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53232" calcext:value-type="float">
            <text:p>1.532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49913" calcext:value-type="float">
            <text:p>1.499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69023" calcext:value-type="float">
            <text:p>1.690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52875" calcext:value-type="float">
            <text:p>2.528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.94748" calcext:value-type="float">
            <text:p>3.947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17729" calcext:value-type="float">
            <text:p>4.177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.67284" calcext:value-type="float">
            <text:p>2.672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75907" calcext:value-type="float">
            <text:p>1.7590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31975" calcext:value-type="float">
            <text:p>1.3197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572" calcext:value-type="float">
            <text:p>1.057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8866" calcext:value-type="float">
            <text:p>0.886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766476" calcext:value-type="float">
            <text:p>0.7664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08213" calcext:value-type="float">
            <text:p>0.7082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m: left</text:p>
          </table:table-cell>
          <table:table-cell/>
          <table:table-cell office:value-type="string" calcext:value-type="string">
            <text:p>left, righ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07396" calcext:value-type="float">
            <text:p>0.7073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810631" calcext:value-type="float">
            <text:p>0.8106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95447" calcext:value-type="float">
            <text:p>0.954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16789" calcext:value-type="float">
            <text:p>1.167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51876" calcext:value-type="float">
            <text:p>1.518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19544" calcext:value-type="float">
            <text:p>2.195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.77271" calcext:value-type="float">
            <text:p>3.7727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65182" calcext:value-type="float">
            <text:p>4.65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.141" calcext:value-type="float">
            <text:p>3.1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96615" calcext:value-type="float">
            <text:p>1.9661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44184" calcext:value-type="float">
            <text:p>1.4418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13949" calcext:value-type="float">
            <text:p>1.1394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947164" calcext:value-type="float">
            <text:p>0.94716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813641" calcext:value-type="float">
            <text:p>0.81364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49392" calcext:value-type="float">
            <text:p>0.7493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3:53:32.233126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53:38.864901952</meta:creation-date>
    <meta:editing-duration>PT19S</meta:editing-duration>
    <meta:editing-cycles>2</meta:editing-cycles>
    <meta:generator>LibreOffice/5.1.6.2$Linux_X86_64 LibreOffice_project/10m0$Build-2</meta:generator>
    <dc:date>2018-03-14T13:53:51.219924234</dc:date>
    <meta:document-statistic meta:table-count="1" meta:cell-count="297" meta:object-count="0"/>
  </office:meta>
</office:document-meta>
</file>